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officeooo:paragraph-rsid="00103f05"/>
    </style:style>
    <style:style style:name="P3" style:family="paragraph" style:parent-style-name="Standard">
      <style:text-properties officeooo:rsid="000ff9e4"/>
    </style:style>
    <style:style style:name="P4" style:family="paragraph" style:parent-style-name="Standard" style:list-style-name="L1">
      <style:text-properties officeooo:rsid="000ff9e4"/>
    </style:style>
    <style:style style:name="P5" style:family="paragraph" style:parent-style-name="Standard" style:list-style-name="L1">
      <style:text-properties officeooo:rsid="000ff9e4" officeooo:paragraph-rsid="000ff9e4"/>
    </style:style>
    <style:style style:name="P6" style:family="paragraph" style:parent-style-name="Standard">
      <style:text-properties officeooo:rsid="000ff9e4" officeooo:paragraph-rsid="000ff9e4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officeooo:rsid="000ff9e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ff9e4" style:font-weight-asian="bold" style:font-weight-complex="bold"/>
    </style:style>
    <style:style style:name="T4" style:family="text">
      <style:text-properties officeooo:rsid="00103f05"/>
    </style:style>
    <style:style style:name="T5" style:family="text">
      <style:text-properties fo:font-weight="normal" officeooo:rsid="00103f05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1.2.3. Haz un pequeño glosario con los siguientes términos: WiFi, WiMAX, canal de</text:p>
      <text:p text:style-name="P7">transmisión, bluetooth, infrarrojos, multiplexación, ancho de banda, nube.</text:p>
      <text:p text:style-name="Standard"/>
      <text:list xml:id="list2228644089" text:style-name="L1">
        <text:list-item>
          <text:p text:style-name="P4"><text:span text:style-name="T2">Ancho de banda:</text:span> es la longitud, medida en Hz, de la extensión de frecuencias en la que se concentra la mayor potencia de la señal.</text:p>
        </text:list-item>
      </text:list>
      <text:p text:style-name="P3"/>
      <text:list xml:id="list153838930906505" text:continue-numbering="true" text:style-name="L1">
        <text:list-item>
          <text:p text:style-name="P4"><text:span text:style-name="T2">Bluetooth:</text:span> es una especificación industrial para Redes Inalámbricas de Área Personal (WPAN) que posibilita la transmisión de voz y datos entre diferentes dispositivos mediante un enlace por radiofrecuencia en la banda ISM.</text:p>
        </text:list-item>
      </text:list>
      <text:p text:style-name="P3"/>
      <text:list xml:id="list153839613627645" text:continue-numbering="true" text:style-name="L1">
        <text:list-item>
          <text:p text:style-name="P4"><text:span text:style-name="T2">Canal de transmisión:</text:span> Un canal es el medio de transmisión por el que viajan las señales portadoras de información entre emisor y receptor que emite a un referente.</text:p>
          <text:p text:style-name="P1"/>
        </text:list-item>
        <text:list-item>
          <text:p text:style-name="P2"><text:span text:style-name="T3">Inrarrojos: </text:span><text:span text:style-name="T5">E</text:span><text:span text:style-name="T1">s un tipo de radiación electromagnética, de mayor longitud de onda que la luz visible, pero menor que la de las microondas.</text:span></text:p>
          <text:p text:style-name="P1"/>
        </text:list-item>
        <text:list-item>
          <text:p text:style-name="P1"><text:span text:style-name="T3">Multiplexación:</text:span><text:span text:style-name="T1"> Es la técnica de combinar dos o más señales, y transmitirlas por un solo medio de transmisión.</text:span></text:p>
          <text:p text:style-name="P1"/>
        </text:list-item>
        <text:list-item>
          <text:p text:style-name="P1"><text:span text:style-name="T3">Nube:</text:span><text:span text:style-name="T1"> Es un paradigma que permite ofrecer servicios de computación a través de una red, que usualmente es Internet.</text:span></text:p>
        </text:list-item>
      </text:list>
      <text:p text:style-name="Standard"/>
      <text:list xml:id="list153839933156449" text:continue-numbering="true" text:style-name="L1">
        <text:list-item>
          <text:p text:style-name="P5"><text:span text:style-name="T2">Wifi:</text:span> <text:span text:style-name="T4">E</text:span>s una tecnología que permite la interconexión inalámbrica de dispositivos electrónicos.</text:p>
        </text:list-item>
      </text:list>
      <text:p text:style-name="P6"/>
      <text:list xml:id="list153840033268379" text:continue-numbering="true" text:style-name="L1">
        <text:list-item>
          <text:p text:style-name="P5"><text:span text:style-name="T2">WiMAX:</text:span> <text:span text:style-name="T4">E</text:span>s un estándar de transmisión inalámbrica de datos, tambien es un concepto parecido a WiFi, pero con mayor cobertura y ancho de banda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116-05 </meta:initial-creator>
    <meta:creation-date>2019-10-08T15:18:57.656918344</meta:creation-date>
    <dc:date>2019-10-08T15:38:38.024115163</dc:date>
    <dc:creator>I116-05 </dc:creator>
    <meta:editing-duration>PT8M57S</meta:editing-duration>
    <meta:editing-cycles>2</meta:editing-cycles>
    <meta:generator>LibreOffice/6.0.4.1$Linux_X86_64 LibreOffice_project/00m0$Build-1</meta:generator>
    <meta:document-statistic meta:table-count="0" meta:image-count="0" meta:object-count="0" meta:page-count="1" meta:paragraph-count="13" meta:word-count="213" meta:character-count="1277" meta:non-whitespace-character-count="1085"/>
  </office:meta>
</office:document-meta>
</file>